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ddi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Addition</text:p>
          </table:table-cell>
          <table:table-cell table:number-columns-repeated="10"/>
        </table:table-row>
        <table:table-row table:style-name="ro1">
          <table:table-cell office:value-type="string">
            <text:p>Mean</text:p>
          </table:table-cell>
          <table:table-cell office:value-type="string">
            <text:p>Key Lower Bound</text:p>
          </table:table-cell>
          <table:table-cell office:value-type="string">
            <text:p>Key Generation</text:p>
          </table:table-cell>
          <table:table-cell office:value-type="string">
            <text:p>Operation</text:p>
          </table:table-cell>
          <table:table-cell office:value-type="string">
            <text:p>Verification</text:p>
          </table:table-cell>
          <table:table-cell/>
          <table:table-cell office:value-type="string">
            <text:p>Std Dev</text:p>
          </table:table-cell>
          <table:table-cell office:value-type="string">
            <text:p>Key Lower Bound</text:p>
          </table:table-cell>
          <table:table-cell office:value-type="string">
            <text:p>Key Generation</text:p>
          </table:table-cell>
          <table:table-cell office:value-type="string">
            <text:p>Operation</text:p>
          </table:table-cell>
          <table:table-cell office:value-type="string">
            <text:p>Verification</text:p>
          </table:table-cell>
        </table:table-row>
        <table:table-row table:style-name="ro1">
          <table:table-cell office:value-type="string">
            <text:p>4 bits</text:p>
          </table:table-cell>
          <table:table-cell office:value-type="float" office:value="0.0073190333">
            <text:p>0.0073190333</text:p>
          </table:table-cell>
          <table:table-cell office:value-type="float" office:value="0.1552996">
            <text:p>0.1552996</text:p>
          </table:table-cell>
          <table:table-cell office:value-type="float" office:value="0.0155055">
            <text:p>0.0155055</text:p>
          </table:table-cell>
          <table:table-cell office:value-type="float" office:value="0.0065736333">
            <text:p>0.0065736333</text:p>
          </table:table-cell>
          <table:table-cell/>
          <table:table-cell office:value-type="string">
            <text:p>4 bits</text:p>
          </table:table-cell>
          <table:table-cell office:value-type="float" office:value="0.0051691841">
            <text:p>0.0051691841</text:p>
          </table:table-cell>
          <table:table-cell office:value-type="float" office:value="0.1106915788">
            <text:p>0.1106915788</text:p>
          </table:table-cell>
          <table:table-cell office:value-type="float" office:value="0.0025563002">
            <text:p>0.0025563002</text:p>
          </table:table-cell>
          <table:table-cell office:value-type="float" office:value="0.0027832105">
            <text:p>0.0027832105</text:p>
          </table:table-cell>
        </table:table-row>
        <table:table-row table:style-name="ro1">
          <table:table-cell office:value-type="string">
            <text:p>6 bits</text:p>
          </table:table-cell>
          <table:table-cell office:value-type="float" office:value="0.0079664333">
            <text:p>0.0079664333</text:p>
          </table:table-cell>
          <table:table-cell office:value-type="float" office:value="9.5561767667">
            <text:p>9.5561767667</text:p>
          </table:table-cell>
          <table:table-cell office:value-type="float" office:value="0.1453413333">
            <text:p>0.1453413333</text:p>
          </table:table-cell>
          <table:table-cell office:value-type="float" office:value="0.1926887667">
            <text:p>0.1926887667</text:p>
          </table:table-cell>
          <table:table-cell/>
          <table:table-cell office:value-type="string">
            <text:p>6 bits</text:p>
          </table:table-cell>
          <table:table-cell office:value-type="float" office:value="0.0054515127">
            <text:p>0.0054515127</text:p>
          </table:table-cell>
          <table:table-cell office:value-type="float" office:value="1.6476368092">
            <text:p>1.6476368092</text:p>
          </table:table-cell>
          <table:table-cell office:value-type="float" office:value="0.0139543804">
            <text:p>0.0139543804</text:p>
          </table:table-cell>
          <table:table-cell office:value-type="float" office:value="0.0557874175">
            <text:p>0.0557874175</text:p>
          </table:table-cell>
        </table:table-row>
        <table:table-row table:style-name="ro1">
          <table:table-cell office:value-type="string">
            <text:p>8 bits</text:p>
          </table:table-cell>
          <table:table-cell office:value-type="float" office:value="0.0094573333">
            <text:p>0.0094573333</text:p>
          </table:table-cell>
          <table:table-cell office:value-type="float" office:value="83.6814255">
            <text:p>83.6814255</text:p>
          </table:table-cell>
          <table:table-cell office:value-type="float" office:value="1.3234186667">
            <text:p>1.3234186667</text:p>
          </table:table-cell>
          <table:table-cell office:value-type="float" office:value="2.0547561667">
            <text:p>2.0547561667</text:p>
          </table:table-cell>
          <table:table-cell/>
          <table:table-cell office:value-type="string">
            <text:p>8 bits</text:p>
          </table:table-cell>
          <table:table-cell office:value-type="float" office:value="0.005019903">
            <text:p>0.005019903</text:p>
          </table:table-cell>
          <table:table-cell office:value-type="float" office:value="7.1787135405">
            <text:p>7.1787135405</text:p>
          </table:table-cell>
          <table:table-cell office:value-type="float" office:value="0.7016083548">
            <text:p>0.7016083548</text:p>
          </table:table-cell>
          <table:table-cell office:value-type="float" office:value="0.1428325792">
            <text:p>0.1428325792</text:p>
          </table:table-cell>
        </table:table-row>
        <table:table-row table:style-name="ro1">
          <table:table-cell office:value-type="string">
            <text:p>10 bits</text:p>
          </table:table-cell>
          <table:table-cell office:value-type="float" office:value="0.00984833333333334">
            <text:p>0.0098483333</text:p>
          </table:table-cell>
          <table:table-cell office:value-type="float" office:value="946.765672366667">
            <text:p>946.7656723667</text:p>
          </table:table-cell>
          <table:table-cell office:value-type="float" office:value="8.10937053333333">
            <text:p>8.1093705333</text:p>
          </table:table-cell>
          <table:table-cell office:value-type="float" office:value="32.2920309333333">
            <text:p>32.2920309333</text:p>
          </table:table-cell>
          <table:table-cell/>
          <table:table-cell office:value-type="string">
            <text:p>10 bits</text:p>
          </table:table-cell>
          <table:table-cell office:value-type="float" office:value="0.00892342424738679">
            <text:p>0.0089234242</text:p>
          </table:table-cell>
          <table:table-cell office:value-type="float" office:value="15.8943795359586">
            <text:p>15.894379536</text:p>
          </table:table-cell>
          <table:table-cell office:value-type="float" office:value="0.964793779154644">
            <text:p>0.9647937792</text:p>
          </table:table-cell>
          <table:table-cell office:value-type="float" office:value="3.85431679561925">
            <text:p>3.854316795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ultiplication</text:p>
          </table:table-cell>
          <table:table-cell table:number-columns-repeated="10"/>
        </table:table-row>
        <table:table-row table:style-name="ro1">
          <table:table-cell office:value-type="string">
            <text:p>Mean</text:p>
          </table:table-cell>
          <table:table-cell office:value-type="string">
            <text:p>Key Lower Bound</text:p>
          </table:table-cell>
          <table:table-cell office:value-type="string">
            <text:p>Key Generation</text:p>
          </table:table-cell>
          <table:table-cell office:value-type="string">
            <text:p>Operation</text:p>
          </table:table-cell>
          <table:table-cell office:value-type="string">
            <text:p>Verification</text:p>
          </table:table-cell>
          <table:table-cell/>
          <table:table-cell office:value-type="string">
            <text:p>Std Dev</text:p>
          </table:table-cell>
          <table:table-cell office:value-type="string">
            <text:p>Key Lower Bound</text:p>
          </table:table-cell>
          <table:table-cell office:value-type="string">
            <text:p>Key Generation</text:p>
          </table:table-cell>
          <table:table-cell office:value-type="string">
            <text:p>Operation</text:p>
          </table:table-cell>
          <table:table-cell office:value-type="string">
            <text:p>Verification</text:p>
          </table:table-cell>
        </table:table-row>
        <table:table-row table:style-name="ro1">
          <table:table-cell office:value-type="string">
            <text:p>4 bits</text:p>
          </table:table-cell>
          <table:table-cell office:value-type="float" office:value="0.00866326666666666">
            <text:p>0.0086632667</text:p>
          </table:table-cell>
          <table:table-cell office:value-type="float" office:value="0.137264833333333">
            <text:p>0.1372648333</text:p>
          </table:table-cell>
          <table:table-cell office:value-type="float" office:value="0.0211261">
            <text:p>0.0211261</text:p>
          </table:table-cell>
          <table:table-cell office:value-type="float" office:value="0.00577946666666667">
            <text:p>0.0057794667</text:p>
          </table:table-cell>
          <table:table-cell/>
          <table:table-cell office:value-type="string">
            <text:p>4 bits</text:p>
          </table:table-cell>
          <table:table-cell office:value-type="float" office:value="0.0043483485008745">
            <text:p>0.0043483485</text:p>
          </table:table-cell>
          <table:table-cell office:value-type="float" office:value="0.0353636292451023">
            <text:p>0.0353636292</text:p>
          </table:table-cell>
          <table:table-cell office:value-type="float" office:value="0.00266160495203358">
            <text:p>0.002661605</text:p>
          </table:table-cell>
          <table:table-cell office:value-type="float" office:value="0.00196270903096457">
            <text:p>0.001962709</text:p>
          </table:table-cell>
        </table:table-row>
        <table:table-row table:style-name="ro1">
          <table:table-cell office:value-type="string">
            <text:p>6 bits</text:p>
          </table:table-cell>
          <table:table-cell office:value-type="float" office:value="0.00956716666666667">
            <text:p>0.0095671667</text:p>
          </table:table-cell>
          <table:table-cell office:value-type="float" office:value="9.5662206">
            <text:p>9.5662206</text:p>
          </table:table-cell>
          <table:table-cell office:value-type="float" office:value="0.2169673">
            <text:p>0.2169673</text:p>
          </table:table-cell>
          <table:table-cell office:value-type="float" office:value="0.156973533333333">
            <text:p>0.1569735333</text:p>
          </table:table-cell>
          <table:table-cell/>
          <table:table-cell office:value-type="string">
            <text:p>6 bits</text:p>
          </table:table-cell>
          <table:table-cell office:value-type="float" office:value="0.00388325557590742">
            <text:p>0.0038832556</text:p>
          </table:table-cell>
          <table:table-cell office:value-type="float" office:value="2.01020036206314">
            <text:p>2.0102003621</text:p>
          </table:table-cell>
          <table:table-cell office:value-type="float" office:value="0.0277372728591965">
            <text:p>0.0277372729</text:p>
          </table:table-cell>
          <table:table-cell office:value-type="float" office:value="0.0514430876538425">
            <text:p>0.0514430877</text:p>
          </table:table-cell>
        </table:table-row>
        <table:table-row table:style-name="ro1">
          <table:table-cell office:value-type="string">
            <text:p>8 bits</text:p>
          </table:table-cell>
          <table:table-cell office:value-type="float" office:value="0.0102881666666667">
            <text:p>0.0102881667</text:p>
          </table:table-cell>
          <table:table-cell office:value-type="float" office:value="108.613174833333">
            <text:p>108.6131748333</text:p>
          </table:table-cell>
          <table:table-cell office:value-type="float" office:value="3.77407253333333">
            <text:p>3.7740725333</text:p>
          </table:table-cell>
          <table:table-cell office:value-type="float" office:value="1.832156">
            <text:p>1.832156</text:p>
          </table:table-cell>
          <table:table-cell/>
          <table:table-cell office:value-type="string">
            <text:p>8 bits</text:p>
          </table:table-cell>
          <table:table-cell office:value-type="float" office:value="0.00352511535720594">
            <text:p>0.0035251154</text:p>
          </table:table-cell>
          <table:table-cell office:value-type="float" office:value="10.4774010295734">
            <text:p>10.4774010296</text:p>
          </table:table-cell>
          <table:table-cell office:value-type="float" office:value="1.62877287812613">
            <text:p>1.6287728781</text:p>
          </table:table-cell>
          <table:table-cell office:value-type="float" office:value="0.115895800296408">
            <text:p>0.1158958003</text:p>
          </table:table-cell>
        </table:table-row>
        <table:table-row table:style-name="ro1">
          <table:table-cell office:value-type="string">
            <text:p>10 bits</text:p>
          </table:table-cell>
          <table:table-cell office:value-type="float" office:value="0.0177170666666667">
            <text:p>0.0177170667</text:p>
          </table:table-cell>
          <table:table-cell office:value-type="float" office:value="1020.1962349">
            <text:p>1020.1962349</text:p>
          </table:table-cell>
          <table:table-cell office:value-type="float" office:value="42.5498651333333">
            <text:p>42.5498651333</text:p>
          </table:table-cell>
          <table:table-cell office:value-type="float" office:value="32.0933793">
            <text:p>32.0933793</text:p>
          </table:table-cell>
          <table:table-cell/>
          <table:table-cell office:value-type="string">
            <text:p>10 bits</text:p>
          </table:table-cell>
          <table:table-cell office:value-type="float" office:value="0.00463492624598786">
            <text:p>0.0046349262</text:p>
          </table:table-cell>
          <table:table-cell office:value-type="float" office:value="34.5258184641145">
            <text:p>34.5258184641</text:p>
          </table:table-cell>
          <table:table-cell office:value-type="float" office:value="0.597373987022093">
            <text:p>0.597373987</text:p>
          </table:table-cell>
          <table:table-cell office:value-type="float" office:value="1.6230676812325">
            <text:p>1.623067681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Division</text:p>
          </table:table-cell>
          <table:table-cell table:number-columns-repeated="10"/>
        </table:table-row>
        <table:table-row table:style-name="ro1">
          <table:table-cell office:value-type="string">
            <text:p>Mean</text:p>
          </table:table-cell>
          <table:table-cell office:value-type="string">
            <text:p>Key Lower Bound</text:p>
          </table:table-cell>
          <table:table-cell office:value-type="string">
            <text:p>Key Generation</text:p>
          </table:table-cell>
          <table:table-cell office:value-type="string">
            <text:p>Operation</text:p>
          </table:table-cell>
          <table:table-cell office:value-type="string">
            <text:p>Verification</text:p>
          </table:table-cell>
          <table:table-cell/>
          <table:table-cell office:value-type="string">
            <text:p>Std Dev</text:p>
          </table:table-cell>
          <table:table-cell office:value-type="string">
            <text:p>Key Lower Bound</text:p>
          </table:table-cell>
          <table:table-cell office:value-type="string">
            <text:p>Key Generation</text:p>
          </table:table-cell>
          <table:table-cell office:value-type="string">
            <text:p>Operation</text:p>
          </table:table-cell>
          <table:table-cell office:value-type="string">
            <text:p>Verification</text:p>
          </table:table-cell>
        </table:table-row>
        <table:table-row table:style-name="ro1">
          <table:table-cell office:value-type="string">
            <text:p>4 bits</text:p>
          </table:table-cell>
          <table:table-cell office:value-type="float" office:value="0.0167517333333333">
            <text:p>0.0167517333</text:p>
          </table:table-cell>
          <table:table-cell office:value-type="float" office:value="0.417488166666667">
            <text:p>0.4174881667</text:p>
          </table:table-cell>
          <table:table-cell office:value-type="float" office:value="1.08440876666667">
            <text:p>1.0844087667</text:p>
          </table:table-cell>
          <table:table-cell office:value-type="float" office:value="0.106437066666667">
            <text:p>0.1064370667</text:p>
          </table:table-cell>
          <table:table-cell/>
          <table:table-cell office:value-type="string">
            <text:p>4 bits</text:p>
          </table:table-cell>
          <table:table-cell office:value-type="float" office:value="0.00533632090058525">
            <text:p>0.0053363209</text:p>
          </table:table-cell>
          <table:table-cell office:value-type="float" office:value="0.103942866809736">
            <text:p>0.1039428668</text:p>
          </table:table-cell>
          <table:table-cell office:value-type="float" office:value="0.0744992809706951">
            <text:p>0.074499281</text:p>
          </table:table-cell>
          <table:table-cell office:value-type="float" office:value="0.0191694200134113">
            <text:p>0.01916942</text:p>
          </table:table-cell>
        </table:table-row>
        <table:table-row table:style-name="ro1">
          <table:table-cell office:value-type="string">
            <text:p>6 bits</text:p>
          </table:table-cell>
          <table:table-cell office:value-type="float" office:value="0.0326727333333333">
            <text:p>0.0326727333</text:p>
          </table:table-cell>
          <table:table-cell office:value-type="float" office:value="17.1849774333333">
            <text:p>17.1849774333</text:p>
          </table:table-cell>
          <table:table-cell office:value-type="float" office:value="3.91094623333333">
            <text:p>3.9109462333</text:p>
          </table:table-cell>
          <table:table-cell office:value-type="float" office:value="3.37469233333333">
            <text:p>3.3746923333</text:p>
          </table:table-cell>
          <table:table-cell/>
          <table:table-cell office:value-type="string">
            <text:p>6 bits</text:p>
          </table:table-cell>
          <table:table-cell office:value-type="float" office:value="0.00739525584614116">
            <text:p>0.0073952558</text:p>
          </table:table-cell>
          <table:table-cell office:value-type="float" office:value="1.94187368775287">
            <text:p>1.9418736878</text:p>
          </table:table-cell>
          <table:table-cell office:value-type="float" office:value="0.186997200951886">
            <text:p>0.186997201</text:p>
          </table:table-cell>
          <table:table-cell office:value-type="float" office:value="0.587416889267271">
            <text:p>0.5874168893</text:p>
          </table:table-cell>
        </table:table-row>
        <table:table-row table:style-name="ro1">
          <table:table-cell office:value-type="string">
            <text:p>8 bits</text:p>
          </table:table-cell>
          <table:table-cell office:value-type="float" office:value="0.279624766666667">
            <text:p>0.2796247667</text:p>
          </table:table-cell>
          <table:table-cell office:value-type="float" office:value="13476.0718693333">
            <text:p>13476.0718693333</text:p>
          </table:table-cell>
          <table:table-cell office:value-type="float" office:value="3705.06149493333">
            <text:p>3705.0614949333</text:p>
          </table:table-cell>
          <table:table-cell office:value-type="float" office:value="3905.83525563333">
            <text:p>3905.8352556333</text:p>
          </table:table-cell>
          <table:table-cell/>
          <table:table-cell office:value-type="string">
            <text:p>8 bits</text:p>
          </table:table-cell>
          <table:table-cell office:value-type="float" office:value="0.0455624231975576">
            <text:p>0.0455624232</text:p>
          </table:table-cell>
          <table:table-cell office:value-type="float" office:value="4299.60616804646">
            <text:p>4299.6061680465</text:p>
          </table:table-cell>
          <table:table-cell office:value-type="float" office:value="75.0318815784671">
            <text:p>75.0318815785</text:p>
          </table:table-cell>
          <table:table-cell office:value-type="float" office:value="106.703354386633">
            <text:p>106.7033543866</text:p>
          </table:table-cell>
        </table:table-row>
        <table:table-row table:style-name="ro1">
          <table:table-cell office:value-type="string">
            <text:p>10 bits</text:p>
          </table:table-cell>
          <table:table-cell table:number-columns-repeated="5"/>
          <table:table-cell office:value-type="string">
            <text:p>10 bits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Key Lower Bound Calculation Time</text:p>
          </table:table-cell>
          <table:table-cell table:number-columns-repeated="10"/>
        </table:table-row>
        <table:table-row table:style-name="ro1">
          <table:table-cell>
            <draw:frame table:end-cell-address="Addition.F47" table:end-x="0.8898in" table:end-y="0.0531in" draw:z-index="0" draw:style-name="gr1" draw:text-style-name="P1" svg:width="6.2988in" svg:height="3.5429in" svg:x="0.0004in" svg:y="0.0661in">
              <draw:object draw:notify-on-update-of-ranges="Addition.A4:Addition.A7 Addition.A2:Addition.A2 Addition.B4:Addition.B7 Addition.A10:Addition.A10 Addition.B12:Addition.B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Addition.M47" table:end-x="0.2583in" table:end-y="0.0685in" draw:z-index="1" draw:style-name="gr1" draw:text-style-name="P1" svg:width="6.2988in" svg:height="3.5429in" svg:x="0.1598in" svg:y="0.0815in">
              <draw:object draw:notify-on-update-of-ranges="Addition.A20:Addition.A22 Addition.A18:Addition.A18 Addition.B20:Addition.B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style-name="ce1" office:value-type="string">
            <text:p>Key Generation Time</text:p>
          </table:table-cell>
          <table:table-cell table:number-columns-repeated="10"/>
        </table:table-row>
        <table:table-row table:style-name="ro1">
          <table:table-cell>
            <draw:frame table:end-cell-address="Addition.F71" table:end-x="0.8898in" table:end-y="0.0106in" draw:z-index="2" draw:style-name="gr1" draw:text-style-name="P1" svg:width="6.2988in" svg:height="3.5429in" svg:x="0.0004in" svg:y="0.0236in">
              <draw:object draw:notify-on-update-of-ranges="Addition.A4:Addition.A7 Addition.A2:Addition.A2 Addition.C4:Addition.C7 Addition.A10:Addition.A10 Addition.C12:Addition.C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Addition.M71" table:end-x="0.2315in" table:end-y="0.011in" draw:z-index="3" draw:style-name="gr1" draw:text-style-name="P1" svg:width="6.2776in" svg:height="3.5354in" svg:x="0.1543in" svg:y="0.0315in">
              <draw:object draw:notify-on-update-of-ranges="Addition.A20:Addition.A22 Addition.A18:Addition.A18 Addition.C20:Addition.C2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2">
          <table:table-cell table:style-name="ce1" office:value-type="string">
            <text:p>Homomorphic Operation Time</text:p>
          </table:table-cell>
          <table:table-cell table:number-columns-repeated="10"/>
        </table:table-row>
        <table:table-row table:style-name="ro1">
          <table:table-cell>
            <draw:frame table:end-cell-address="Addition.F94" table:end-x="0.8898in" table:end-y="0.0102in" draw:z-index="4" draw:style-name="gr1" draw:text-style-name="P1" svg:width="6.2988in" svg:height="3.5429in" svg:x="0.0004in" svg:y="0.0232in">
              <draw:object draw:notify-on-update-of-ranges="Addition.A4:Addition.A7 Addition.A2:Addition.A2 Addition.D4:Addition.D7 Addition.A10:Addition.A10 Addition.D12:Addition.D1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Addition.M94" table:end-x="0.2346in" table:end-y="0.0366in" draw:z-index="5" draw:style-name="gr1" draw:text-style-name="P1" svg:width="6.2988in" svg:height="3.5429in" svg:x="0.1362in" svg:y="0.0496in">
              <draw:object draw:notify-on-update-of-ranges="Addition.A20:Addition.A22 Addition.A18:Addition.A18 Addition.D20:Addition.D2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style-name="ce1" office:value-type="string">
            <text:p>Decoding and Verification</text:p>
          </table:table-cell>
          <table:table-cell table:number-columns-repeated="10"/>
        </table:table-row>
        <table:table-row table:style-name="ro1">
          <table:table-cell>
            <draw:frame table:end-cell-address="Addition.F118" table:end-x="0.8898in" table:end-y="0.0429in" draw:z-index="6" draw:style-name="gr1" draw:text-style-name="P1" svg:width="6.2988in" svg:height="3.5429in" svg:x="0.0004in" svg:y="0.0559in">
              <draw:object draw:notify-on-update-of-ranges="Addition.A12:Addition.A15 Addition.A2:Addition.A2 Addition.E4:Addition.E7 Addition.A10:Addition.A10 Addition.E12:Addition.E1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Addition.M118" table:end-x="0.2575in" table:end-y="0.074in" draw:z-index="7" draw:style-name="gr1" draw:text-style-name="P1" svg:width="6.2988in" svg:height="3.5429in" svg:x="0.1591in" svg:y="0.087in">
              <draw:object draw:notify-on-update-of-ranges="Addition.A20:Addition.A22 Addition.A18:Addition.A18 Addition.E20:Addition.E22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4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olfe</meta:initial-creator>
    <meta:creation-date>2016-03-25T09:49:04.13</meta:creation-date>
    <dc:date>2016-03-25T14:28:52.83</dc:date>
    <dc:creator>Alan Wolfe</dc:creator>
    <meta:editing-duration>PT4H37M20S</meta:editing-duration>
    <meta:editing-cycles>31</meta:editing-cycles>
    <meta:generator>OpenOffice/4.1.1$Win32 OpenOffice.org_project/411m6$Build-9775</meta:generator>
    <meta:document-statistic meta:table-count="3" meta:cell-count="14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851cm" svg:y="8.191cm" style:legend-expansion="wide" chart:style-name="ch2"/>
        <chart:plot-area chart:style-name="ch3" table:cell-range-address="Addition.A20:Addition.B22 Addition.A18:Addition.A18" chart:data-source-has-labels="both" svg:x="1.358cm" svg:y="0.855cm" svg:width="14.002cm" svg:height="6.736cm">
          <chartooo:coordinate-region svg:x="2.27cm" svg:y="1.068cm" svg:width="12.665cm" svg:height="5.85cm"/>
          <chart:axis chart:dimension="x" chart:name="primary-x" chart:style-name="ch4" chartooo:axis-type="auto">
            <chartooo:date-scale/>
            <chart:categories table:cell-range-address="Addition.A20:Addition.A22"/>
            <chart:grid chart:style-name="ch5" chart:class="major"/>
          </chart:axis>
          <chart:axis chart:dimension="y" chart:name="primary-y" chart:style-name="ch4">
            <chart:title svg:x="0.451cm" svg:y="5.22cm" chart:style-name="ch6">
              <text:p>milliseconds</text:p>
            </chart:title>
            <chart:grid chart:style-name="ch5" chart:class="major"/>
          </chart:axis>
          <chart:series chart:style-name="ch7" chart:values-cell-range-address="Addition.B20:Addition.B22" chart:label-cell-address="Addition.A18:Addition.A18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sion</text:p>
                <draw:g>
                  <svg:desc>Addition.A18:Addition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20:Addition.A22</svg:desc>
                </draw:g>
              </table:table-cell>
              <table:table-cell office:value-type="float" office:value="0.0167517333333333">
                <text:p>0.0167517333333333</text:p>
                <draw:g>
                  <svg:desc>Addition.B20:Addition.B22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0.0326727333333333">
                <text:p>0.0326727333333333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0.279624766666667">
                <text:p>0.2796247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238cm" svg:y="8.191cm" style:legend-expansion="wide" chart:style-name="ch2"/>
        <chart:plot-area chart:style-name="ch3" table:cell-range-address="Addition.A4:Addition.B7 Addition.A2:Addition.A2 Addition.A10:Addition.A10 Addition.B12:Addition.B15" chart:data-source-has-labels="both" svg:x="1.358cm" svg:y="0.855cm" svg:width="14.002cm" svg:height="6.736cm">
          <chartooo:coordinate-region svg:x="2.456cm" svg:y="1.067cm" svg:width="12.386cm" svg:height="5.851cm"/>
          <chart:axis chart:dimension="x" chart:name="primary-x" chart:style-name="ch4" chartooo:axis-type="auto">
            <chartooo:date-scale/>
            <chart:categories table:cell-range-address="Addition.A4:Addition.A7"/>
            <chart:grid chart:style-name="ch5" chart:class="major"/>
          </chart:axis>
          <chart:axis chart:dimension="y" chart:name="primary-y" chart:style-name="ch4">
            <chart:title svg:x="0.451cm" svg:y="5.22cm" chart:style-name="ch6">
              <text:p>milliseconds</text:p>
            </chart:title>
            <chart:grid chart:style-name="ch5" chart:class="major"/>
          </chart:axis>
          <chart:series chart:style-name="ch7" chart:values-cell-range-address="Addition.B4:Addition.B7" chart:label-cell-address="Addition.A2:Addition.A2" chart:class="chart:line">
            <chart:data-point chart:repeated="4"/>
          </chart:series>
          <chart:series chart:style-name="ch8" chart:values-cell-range-address="Addition.B12:Addition.B15" chart:label-cell-address="Addition.A10:Addition.A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</text:p>
                <draw:g>
                  <svg:desc>Addition.A2:Addition.A2</svg:desc>
                </draw:g>
              </table:table-cell>
              <table:table-cell office:value-type="string">
                <text:p>Multiplication</text:p>
                <draw:g>
                  <svg:desc>Addition.A10:Addition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4:Addition.A7</svg:desc>
                </draw:g>
              </table:table-cell>
              <table:table-cell office:value-type="float" office:value="0.0073190333">
                <text:p>0.0073190333</text:p>
                <draw:g>
                  <svg:desc>Addition.B4:Addition.B7</svg:desc>
                </draw:g>
              </table:table-cell>
              <table:table-cell office:value-type="float" office:value="0.00866326666666666">
                <text:p>0.00866326666666666</text:p>
                <draw:g>
                  <svg:desc>Addition.B12:Addition.B15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0.0079664333">
                <text:p>0.0079664333</text:p>
              </table:table-cell>
              <table:table-cell office:value-type="float" office:value="0.00956716666666667">
                <text:p>0.00956716666666667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0.0094573333">
                <text:p>0.0094573333</text:p>
              </table:table-cell>
              <table:table-cell office:value-type="float" office:value="0.0102881666666667">
                <text:p>0.0102881666666667</text:p>
              </table:table-cell>
            </table:table-row>
            <table:table-row>
              <table:table-cell office:value-type="string">
                <text:p>10 bits</text:p>
              </table:table-cell>
              <table:table-cell office:value-type="float" office:value="0.00984833333333334">
                <text:p>0.00984833333333334</text:p>
              </table:table-cell>
              <table:table-cell office:value-type="float" office:value="0.0177170666666667">
                <text:p>0.0177170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238cm" svg:y="8.191cm" style:legend-expansion="wide" chart:style-name="ch2"/>
        <chart:plot-area chart:style-name="ch3" table:cell-range-address="Addition.A4:Addition.A7 Addition.A2:Addition.A2 Addition.C4:Addition.C7 Addition.A10:Addition.A10 Addition.C12:Addition.C15" chart:data-source-has-labels="both" svg:x="1.358cm" svg:y="0.855cm" svg:width="14.002cm" svg:height="6.736cm">
          <chartooo:coordinate-region svg:x="2.35cm" svg:y="1.067cm" svg:width="12.492cm" svg:height="5.851cm"/>
          <chart:axis chart:dimension="x" chart:name="primary-x" chart:style-name="ch4" chartooo:axis-type="auto">
            <chartooo:date-scale/>
            <chart:categories table:cell-range-address="Addition.A4:Addition.A7"/>
            <chart:grid chart:style-name="ch5" chart:class="major"/>
          </chart:axis>
          <chart:axis chart:dimension="y" chart:name="primary-y" chart:style-name="ch4">
            <chart:title svg:x="0.451cm" svg:y="5.22cm" chart:style-name="ch6">
              <text:p>milliseconds</text:p>
            </chart:title>
            <chart:grid chart:style-name="ch5" chart:class="major"/>
          </chart:axis>
          <chart:series chart:style-name="ch7" chart:values-cell-range-address="Addition.C4:Addition.C7" chart:label-cell-address="Addition.A2:Addition.A2" chart:class="chart:line">
            <chart:data-point chart:repeated="4"/>
          </chart:series>
          <chart:series chart:style-name="ch8" chart:values-cell-range-address="Addition.C12:Addition.C15" chart:label-cell-address="Addition.A10:Addition.A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</text:p>
                <draw:g>
                  <svg:desc>Addition.A2:Addition.A2</svg:desc>
                </draw:g>
              </table:table-cell>
              <table:table-cell office:value-type="string">
                <text:p>Multiplication</text:p>
                <draw:g>
                  <svg:desc>Addition.A10:Addition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4:Addition.A7</svg:desc>
                </draw:g>
              </table:table-cell>
              <table:table-cell office:value-type="float" office:value="0.1552996">
                <text:p>0.1552996</text:p>
                <draw:g>
                  <svg:desc>Addition.C4:Addition.C7</svg:desc>
                </draw:g>
              </table:table-cell>
              <table:table-cell office:value-type="float" office:value="0.137264833333333">
                <text:p>0.137264833333333</text:p>
                <draw:g>
                  <svg:desc>Addition.C12:Addition.C15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9.5561767667">
                <text:p>9.5561767667</text:p>
              </table:table-cell>
              <table:table-cell office:value-type="float" office:value="9.5662206">
                <text:p>9.5662206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83.6814255">
                <text:p>83.6814255</text:p>
              </table:table-cell>
              <table:table-cell office:value-type="float" office:value="108.613174833333">
                <text:p>108.613174833333</text:p>
              </table:table-cell>
            </table:table-row>
            <table:table-row>
              <table:table-cell office:value-type="string">
                <text:p>10 bits</text:p>
              </table:table-cell>
              <table:table-cell office:value-type="float" office:value="946.765672366667">
                <text:p>946.765672366667</text:p>
              </table:table-cell>
              <table:table-cell office:value-type="float" office:value="1020.1962349">
                <text:p>1020.1962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6">
      <style:chart-properties chart:symbol-type="none" chart:link-data-style-to-source="fals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46cm" svg:height="8.981cm" xlink:href=".." xlink:type="simple" chart:class="chart:line" chart:style-name="ch1">
        <chart:legend chart:legend-position="bottom" svg:x="6.824cm" svg:y="8.172cm" style:legend-expansion="wide" chart:style-name="ch2"/>
        <chart:plot-area chart:style-name="ch3" table:cell-range-address="Addition.A20:Addition.A22 Addition.A18:Addition.A18 Addition.C20:Addition.C22" chart:data-source-has-labels="both" svg:x="1.356cm" svg:y="0.851cm" svg:width="13.954cm" svg:height="6.722cm">
          <chartooo:coordinate-region svg:x="2.533cm" svg:y="1.063cm" svg:width="12.352cm" svg:height="5.837cm"/>
          <chart:axis chart:dimension="x" chart:name="primary-x" chart:style-name="ch4" chartooo:axis-type="auto">
            <chartooo:date-scale/>
            <chart:categories table:cell-range-address="Addition.A20:Addition.A22"/>
            <chart:grid chart:style-name="ch5" chart:class="major"/>
          </chart:axis>
          <chart:axis chart:dimension="y" chart:name="primary-y" chart:style-name="ch4">
            <chart:title svg:x="0.451cm" svg:y="5.209cm" chart:style-name="ch6">
              <text:p>milliseconds</text:p>
            </chart:title>
            <chart:grid chart:style-name="ch5" chart:class="major"/>
          </chart:axis>
          <chart:series chart:style-name="ch7" chart:values-cell-range-address="Addition.C20:Addition.C22" chart:label-cell-address="Addition.A18:Addition.A18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sion</text:p>
                <draw:g>
                  <svg:desc>Addition.A18:Addition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20:Addition.A22</svg:desc>
                </draw:g>
              </table:table-cell>
              <table:table-cell office:value-type="float" office:value="0.417488166666667">
                <text:p>0.417488166666667</text:p>
                <draw:g>
                  <svg:desc>Addition.C20:Addition.C22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17.1849774333333">
                <text:p>17.1849774333333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13476.0718693333">
                <text:p>13476.071869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238cm" svg:y="8.191cm" style:legend-expansion="wide" chart:style-name="ch2"/>
        <chart:plot-area chart:style-name="ch3" table:cell-range-address="Addition.A4:Addition.A7 Addition.A2:Addition.A2 Addition.D4:Addition.D7 Addition.A10:Addition.A10 Addition.D12:Addition.D15" chart:data-source-has-labels="both" svg:x="1.358cm" svg:y="0.855cm" svg:width="14.002cm" svg:height="6.736cm">
          <chartooo:coordinate-region svg:x="1.979cm" svg:y="1.067cm" svg:width="12.863cm" svg:height="5.851cm"/>
          <chart:axis chart:dimension="x" chart:name="primary-x" chart:style-name="ch4" chartooo:axis-type="auto">
            <chartooo:date-scale/>
            <chart:categories table:cell-range-address="Addition.A4:Addition.A7"/>
            <chart:grid chart:style-name="ch5" chart:class="major"/>
          </chart:axis>
          <chart:axis chart:dimension="y" chart:name="primary-y" chart:style-name="ch4">
            <chart:title svg:x="0.451cm" svg:y="5.22cm" chart:style-name="ch6">
              <text:p>milliseconds</text:p>
            </chart:title>
            <chart:grid chart:style-name="ch5" chart:class="major"/>
          </chart:axis>
          <chart:series chart:style-name="ch7" chart:values-cell-range-address="Addition.D4:Addition.D7" chart:label-cell-address="Addition.A2:Addition.A2" chart:class="chart:line">
            <chart:data-point chart:repeated="4"/>
          </chart:series>
          <chart:series chart:style-name="ch8" chart:values-cell-range-address="Addition.D12:Addition.D15" chart:label-cell-address="Addition.A10:Addition.A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</text:p>
                <draw:g>
                  <svg:desc>Addition.A2:Addition.A2</svg:desc>
                </draw:g>
              </table:table-cell>
              <table:table-cell office:value-type="string">
                <text:p>Multiplication</text:p>
                <draw:g>
                  <svg:desc>Addition.A10:Addition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4:Addition.A7</svg:desc>
                </draw:g>
              </table:table-cell>
              <table:table-cell office:value-type="float" office:value="0.0155055">
                <text:p>0.0155055</text:p>
                <draw:g>
                  <svg:desc>Addition.D4:Addition.D7</svg:desc>
                </draw:g>
              </table:table-cell>
              <table:table-cell office:value-type="float" office:value="0.0211261">
                <text:p>0.0211261</text:p>
                <draw:g>
                  <svg:desc>Addition.D12:Addition.D15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0.1453413333">
                <text:p>0.1453413333</text:p>
              </table:table-cell>
              <table:table-cell office:value-type="float" office:value="0.2169673">
                <text:p>0.2169673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1.3234186667">
                <text:p>1.3234186667</text:p>
              </table:table-cell>
              <table:table-cell office:value-type="float" office:value="3.77407253333333">
                <text:p>3.77407253333333</text:p>
              </table:table-cell>
            </table:table-row>
            <table:table-row>
              <table:table-cell office:value-type="string">
                <text:p>10 bits</text:p>
              </table:table-cell>
              <table:table-cell office:value-type="float" office:value="8.10937053333333">
                <text:p>8.10937053333333</text:p>
              </table:table-cell>
              <table:table-cell office:value-type="float" office:value="42.5498651333333">
                <text:p>42.5498651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6">
      <style:chart-properties chart:symbol-type="none" chart:link-data-style-to-source="fals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851cm" svg:y="8.191cm" style:legend-expansion="wide" chart:style-name="ch2"/>
        <chart:plot-area chart:style-name="ch3" table:cell-range-address="Addition.A20:Addition.A22 Addition.A18:Addition.A18 Addition.D20:Addition.D22" chart:data-source-has-labels="both" svg:x="1.358cm" svg:y="0.855cm" svg:width="14.002cm" svg:height="6.736cm">
          <chartooo:coordinate-region svg:x="2.35cm" svg:y="1.067cm" svg:width="12.585cm" svg:height="5.851cm"/>
          <chart:axis chart:dimension="x" chart:name="primary-x" chart:style-name="ch4" chartooo:axis-type="auto">
            <chartooo:date-scale/>
            <chart:categories table:cell-range-address="Addition.A20:Addition.A22"/>
            <chart:grid chart:style-name="ch5" chart:class="major"/>
          </chart:axis>
          <chart:axis chart:dimension="y" chart:name="primary-y" chart:style-name="ch4">
            <chart:title svg:x="0.451cm" svg:y="5.22cm" chart:style-name="ch6">
              <text:p>milliseconds</text:p>
            </chart:title>
            <chart:grid chart:style-name="ch5" chart:class="major"/>
          </chart:axis>
          <chart:series chart:style-name="ch7" chart:values-cell-range-address="Addition.D20:Addition.D22" chart:label-cell-address="Addition.A18:Addition.A18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sion</text:p>
                <draw:g>
                  <svg:desc>Addition.A18:Addition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20:Addition.A22</svg:desc>
                </draw:g>
              </table:table-cell>
              <table:table-cell office:value-type="float" office:value="1.08440876666667">
                <text:p>1.08440876666667</text:p>
                <draw:g>
                  <svg:desc>Addition.D20:Addition.D22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3.91094623333333">
                <text:p>3.91094623333333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3705.06149493333">
                <text:p>3705.0614949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238cm" svg:y="8.191cm" style:legend-expansion="wide" chart:style-name="ch2"/>
        <chart:plot-area chart:style-name="ch3" table:cell-range-address="Addition.A12:Addition.A15 Addition.A2:Addition.A2 Addition.E4:Addition.E7 Addition.A10:Addition.A10 Addition.E12:Addition.E15" chart:data-source-has-labels="both" svg:x="1.358cm" svg:y="0.855cm" svg:width="14.002cm" svg:height="6.736cm">
          <chartooo:coordinate-region svg:x="1.979cm" svg:y="1.067cm" svg:width="12.863cm" svg:height="5.851cm"/>
          <chart:axis chart:dimension="x" chart:name="primary-x" chart:style-name="ch4" chartooo:axis-type="auto">
            <chartooo:date-scale/>
            <chart:categories table:cell-range-address="Addition.A12:Addition.A15"/>
          </chart:axis>
          <chart:axis chart:dimension="y" chart:name="primary-y" chart:style-name="ch4">
            <chart:title svg:x="0.451cm" svg:y="5.22cm" chart:style-name="ch5">
              <text:p>milliseconds</text:p>
            </chart:title>
            <chart:grid chart:style-name="ch6" chart:class="major"/>
          </chart:axis>
          <chart:series chart:style-name="ch7" chart:values-cell-range-address="Addition.E4:Addition.E7" chart:label-cell-address="Addition.A2:Addition.A2" chart:class="chart:line">
            <chart:data-point chart:repeated="4"/>
          </chart:series>
          <chart:series chart:style-name="ch8" chart:values-cell-range-address="Addition.E12:Addition.E15" chart:label-cell-address="Addition.A10:Addition.A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</text:p>
                <draw:g>
                  <svg:desc>Addition.A2:Addition.A2</svg:desc>
                </draw:g>
              </table:table-cell>
              <table:table-cell office:value-type="string">
                <text:p>Multiplication</text:p>
                <draw:g>
                  <svg:desc>Addition.A10:Addition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12:Addition.A15</svg:desc>
                </draw:g>
              </table:table-cell>
              <table:table-cell office:value-type="float" office:value="0.0065736333">
                <text:p>0.0065736333</text:p>
                <draw:g>
                  <svg:desc>Addition.E4:Addition.E7</svg:desc>
                </draw:g>
              </table:table-cell>
              <table:table-cell office:value-type="float" office:value="0.00577946666666667">
                <text:p>0.00577946666666667</text:p>
                <draw:g>
                  <svg:desc>Addition.E12:Addition.E15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0.1926887667">
                <text:p>0.1926887667</text:p>
              </table:table-cell>
              <table:table-cell office:value-type="float" office:value="0.156973533333333">
                <text:p>0.156973533333333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2.0547561667">
                <text:p>2.0547561667</text:p>
              </table:table-cell>
              <table:table-cell office:value-type="float" office:value="1.832156">
                <text:p>1.832156</text:p>
              </table:table-cell>
            </table:table-row>
            <table:table-row>
              <table:table-cell office:value-type="string">
                <text:p>10 bits</text:p>
              </table:table-cell>
              <table:table-cell office:value-type="float" office:value="32.2920309333333">
                <text:p>32.2920309333333</text:p>
              </table:table-cell>
              <table:table-cell office:value-type="float" office:value="32.0933793">
                <text:p>32.093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16">
      <style:chart-properties chart:symbol-type="none" chart:link-data-style-to-source="fals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851cm" svg:y="8.191cm" style:legend-expansion="wide" chart:style-name="ch2"/>
        <chart:plot-area chart:style-name="ch3" table:cell-range-address="Addition.A20:Addition.A22 Addition.A18:Addition.A18 Addition.E20:Addition.E22" chart:data-source-has-labels="both" svg:x="1.358cm" svg:y="0.855cm" svg:width="14.002cm" svg:height="6.736cm">
          <chartooo:coordinate-region svg:x="2.35cm" svg:y="1.067cm" svg:width="12.585cm" svg:height="5.851cm"/>
          <chart:axis chart:dimension="x" chart:name="primary-x" chart:style-name="ch4" chartooo:axis-type="auto">
            <chartooo:date-scale/>
            <chart:categories table:cell-range-address="Addition.A20:Addition.A22"/>
            <chart:grid chart:style-name="ch5" chart:class="major"/>
          </chart:axis>
          <chart:axis chart:dimension="y" chart:name="primary-y" chart:style-name="ch4">
            <chart:title svg:x="0.451cm" svg:y="5.22cm" chart:style-name="ch6">
              <text:p>milliseconds</text:p>
            </chart:title>
            <chart:grid chart:style-name="ch5" chart:class="major"/>
          </chart:axis>
          <chart:series chart:style-name="ch7" chart:values-cell-range-address="Addition.E20:Addition.E22" chart:label-cell-address="Addition.A18:Addition.A18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sion</text:p>
                <draw:g>
                  <svg:desc>Addition.A18:Addition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bits</text:p>
                <draw:g>
                  <svg:desc>Addition.A20:Addition.A22</svg:desc>
                </draw:g>
              </table:table-cell>
              <table:table-cell office:value-type="float" office:value="0.106437066666667">
                <text:p>0.106437066666667</text:p>
                <draw:g>
                  <svg:desc>Addition.E20:Addition.E22</svg:desc>
                </draw:g>
              </table:table-cell>
            </table:table-row>
            <table:table-row>
              <table:table-cell office:value-type="string">
                <text:p>6 bits</text:p>
              </table:table-cell>
              <table:table-cell office:value-type="float" office:value="3.37469233333333">
                <text:p>3.37469233333333</text:p>
              </table:table-cell>
            </table:table-row>
            <table:table-row>
              <table:table-cell office:value-type="string">
                <text:p>8 bits</text:p>
              </table:table-cell>
              <table:table-cell office:value-type="float" office:value="3905.83525563333">
                <text:p>3905.8352556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